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1.25cm" fo:min-width="2.5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25cm" fo:min-width="10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19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9" style:family="graphic" style:parent-style-name="standard">
      <style:graphic-properties svg:stroke-color="#000000" draw:fill="solid" draw:fill-color="#111111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0cm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5cm" fo:min-width="2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14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1.25cm" fo:min-width="1.4cm"/>
    </style:style>
    <style:style style:name="gr1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5cm" fo:min-width="1.4cm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c1c1c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111111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c5000b"/>
      <style:paragraph-properties fo:text-align="center"/>
    </style:style>
    <style:style style:name="P11" style:family="paragraph">
      <loext:graphic-properties draw:fill="none" draw:fill-color="#ffffff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>
      <loext:graphic-properties draw:fill="solid" draw:fill-color="#ff950e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2.8cm" svg:y="10.1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7.7cm" svg:y="10.1cm">
          <text:p text:style-name="P1">01001010 11001011 10101001 ...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cm" svg:y1="9.7cm" svg:x2="5.3cm" svg:y2="9.7cm">
          <text:p/>
        </draw:line>
        <draw:line draw:style-name="gr4" draw:text-style-name="P1" draw:layer="layout" svg:x1="2.7cm" svg:y1="11.9cm" svg:x2="18.3cm" svg:y2="11.9cm">
          <text:p/>
        </draw:line>
        <draw:frame draw:style-name="gr5" draw:text-style-name="P5" draw:layer="layout" svg:width="1.67cm" svg:height="0.683cm" svg:x="3.2cm" svg:y="8.9cm">
          <draw:text-box>
            <text:p><text:span text:style-name="T1">uint8_t</text:span></text:p>
          </draw:text-box>
        </draw:frame>
        <draw:frame draw:style-name="gr6" draw:text-style-name="P6" draw:layer="layout" svg:width="2.619cm" svg:height="0.683cm" svg:x="9.1cm" svg:y="12.017cm">
          <draw:text-box>
            <text:p><text:span text:style-name="T2">Chunk.size</text:span></text:p>
          </draw:text-box>
        </draw:frame>
        <draw:custom-shape draw:style-name="gr7" draw:text-style-name="P7" draw:layer="layout" svg:width="1.9cm" svg:height="1.5cm" svg:x="5.8cm" svg:y="10.101cm">
          <text:p text:style-name="P1">4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3cm" svg:y1="9.701cm" svg:x2="7.8cm" svg:y2="9.701cm">
          <text:p/>
        </draw:line>
        <draw:frame draw:style-name="gr8" draw:text-style-name="P5" draw:layer="layout" svg:width="1.933cm" svg:height="0.683cm" svg:x="5.5cm" svg:y="8.901cm">
          <draw:text-box>
            <text:p><text:span text:style-name="T1">uint16_t</text:span></text:p>
          </draw:text-box>
        </draw:frame>
        <draw:custom-shape draw:style-name="gr9" draw:text-style-name="P8" draw:layer="layout" svg:width="2.5cm" svg:height="1.5cm" svg:x="2.8cm" svg:y="4.7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0.5cm" svg:height="1.5cm" svg:x="7.7cm" svg:y="4.7cm">
          <text:p text:style-name="P1">PAYLOAD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cm" svg:y1="4.3cm" svg:x2="5.3cm" svg:y2="4.3cm">
          <text:p/>
        </draw:line>
        <draw:line draw:style-name="gr4" draw:text-style-name="P1" draw:layer="layout" svg:x1="2.7cm" svg:y1="6.5cm" svg:x2="18.3cm" svg:y2="6.5cm">
          <text:p/>
        </draw:line>
        <draw:frame draw:style-name="gr5" draw:text-style-name="P5" draw:layer="layout" svg:width="1.67cm" svg:height="0.683cm" svg:x="3.2cm" svg:y="3.5cm">
          <draw:text-box>
            <text:p><text:span text:style-name="T1">uint8_t</text:span></text:p>
          </draw:text-box>
        </draw:frame>
        <draw:frame draw:style-name="gr6" draw:text-style-name="P6" draw:layer="layout" svg:width="2.619cm" svg:height="0.683cm" svg:x="9.1cm" svg:y="6.617cm">
          <draw:text-box>
            <text:p><text:span text:style-name="T2">Chunk.size</text:span></text:p>
          </draw:text-box>
        </draw:frame>
        <draw:custom-shape draw:style-name="gr11" draw:text-style-name="P9" draw:layer="layout" svg:width="2.5cm" svg:height="1.5cm" svg:x="5.2cm" svg:y="4.701cm">
          <text:p text:style-name="P1">length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3cm" svg:y1="4.301cm" svg:x2="7.8cm" svg:y2="4.301cm">
          <text:p/>
        </draw:line>
        <draw:frame draw:style-name="gr8" draw:text-style-name="P5" draw:layer="layout" svg:width="1.933cm" svg:height="0.683cm" svg:x="5.5cm" svg:y="3.501cm">
          <draw:text-box>
            <text:p><text:span text:style-name="T1">uint16_t</text:span></text:p>
          </draw:text-box>
        </draw:frame>
        <draw:custom-shape draw:style-name="gr12" draw:text-style-name="P10" draw:layer="layout" svg:width="3cm" svg:height="1.5cm" svg:x="2.8cm" svg:y="15.9cm">
          <text:p text:style-name="P1">Indirec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8cm" svg:y1="15.6cm" svg:x2="5.3cm" svg:y2="15.6cm">
          <text:p/>
        </draw:line>
        <draw:line draw:style-name="gr4" draw:text-style-name="P1" draw:layer="layout" svg:x1="2.7cm" svg:y1="17.8cm" svg:x2="18.3cm" svg:y2="17.8cm">
          <text:p/>
        </draw:line>
        <draw:frame draw:style-name="gr5" draw:text-style-name="P5" draw:layer="layout" svg:width="1.67cm" svg:height="0.683cm" svg:x="3.2cm" svg:y="14.8cm">
          <draw:text-box>
            <text:p><text:span text:style-name="T1">uint8_t</text:span></text:p>
          </draw:text-box>
        </draw:frame>
        <draw:frame draw:style-name="gr6" draw:text-style-name="P6" draw:layer="layout" svg:width="2.619cm" svg:height="0.683cm" svg:x="9.1cm" svg:y="17.917cm">
          <draw:text-box>
            <text:p><text:span text:style-name="T2">Chunk.size</text:span></text:p>
          </draw:text-box>
        </draw:frame>
        <draw:custom-shape draw:style-name="gr7" draw:text-style-name="P7" draw:layer="layout" svg:width="1.9cm" svg:height="1.5cm" svg:x="5.8cm" svg:y="15.90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3cm" svg:y1="15.601cm" svg:x2="7.8cm" svg:y2="15.601cm">
          <text:p/>
        </draw:line>
        <draw:frame draw:style-name="gr8" draw:text-style-name="P5" draw:layer="layout" svg:width="1.933cm" svg:height="0.683cm" svg:x="5.5cm" svg:y="14.801cm">
          <draw:text-box>
            <text:p><text:span text:style-name="T1">uint16_t</text:span></text:p>
          </draw:text-box>
        </draw:frame>
        <draw:line draw:style-name="gr4" draw:text-style-name="P1" draw:layer="layout" svg:x1="7.8cm" svg:y1="15.6cm" svg:x2="18.3cm" svg:y2="15.6cm">
          <text:p/>
        </draw:line>
        <draw:frame draw:style-name="gr13" draw:text-style-name="P11" draw:layer="layout" svg:width="6.199cm" svg:height="1.547cm" svg:x="10.301cm" svg:y="14.4cm">
          <draw:text-box>
            <text:p><text:span text:style-name="T3">Chunk.size – uint8_t - uint16_t</text:span><text:span text:style-name="T3"><text:line-break/></text:span><text:span text:style-name="T3"><text:tab/></text:span><text:span text:style-name="T4"> <text:s text:c="4"/>K.length</text:span></text:p>
          </draw:text-box>
        </draw:frame>
        <draw:custom-shape draw:style-name="gr14" draw:text-style-name="P12" draw:layer="layout" svg:width="1.9cm" svg:height="1.5cm" svg:x="7.7cm" svg:y="15.901cm">
          <text:p text:style-name="P1">k1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cm" svg:height="1.5cm" svg:x="9.6cm" svg:y="15.901cm">
          <text:p text:style-name="P1">k2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9cm" svg:height="1.5cm" svg:x="11.5cm" svg:y="15.901cm">
          <text:p text:style-name="P1">k3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1.5cm" svg:x="16.3cm" svg:y="15.90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1.5cm" svg:x="13.4cm" svg:y="15.90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cm" svg:height="1.5cm" svg:x="15.3cm" svg:y="15.901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uns </meta:initial-creator>
    <meta:creation-date>2015-07-20T14:13:49.379880578</meta:creation-date>
    <dc:date>2015-08-24T22:26:46.907703000</dc:date>
    <meta:editing-duration>PT1H6M44S</meta:editing-duration>
    <meta:editing-cycles>4</meta:editing-cycles>
    <meta:generator>LibreOffice/5.0.0.5$MacOSX_X86_64 LibreOffice_project/1b1a90865e348b492231e1c451437d7a15bb262b</meta:generator>
    <meta:document-statistic meta:object-count="34"/>
  </office:meta>
</office:document-meta>
</file>